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0cm" svg:y1="1.7cm" svg:x2="10cm" svg:y2="7.7cm">
          <text:p/>
        </draw:line>
        <draw:line draw:style-name="gr1" draw:text-style-name="P1" draw:layer="layout" svg:x1="13.5cm" svg:y1="1.7cm" svg:x2="13.5cm" svg:y2="7.7cm">
          <text:p/>
        </draw:line>
        <draw:line draw:style-name="gr1" draw:text-style-name="P1" draw:layer="layout" svg:x1="20cm" svg:y1="1.7cm" svg:x2="20cm" svg:y2="7.7cm">
          <text:p/>
        </draw:line>
        <draw:frame draw:style-name="gr2" draw:layer="layout" svg:width="2.009cm" svg:height="1.17cm" svg:x="9.2cm" svg:y="6.58cm">
          <draw:text-box>
            <text:p>miss<text:span text:style-name="T1">1</text:span></text:p>
          </draw:text-box>
        </draw:frame>
        <draw:frame draw:style-name="gr2" draw:layer="layout" svg:width="2.009cm" svg:height="1.17cm" svg:x="12.801cm" svg:y="6.58cm">
          <draw:text-box>
            <text:p>miss<text:span text:style-name="T1">2</text:span></text:p>
          </draw:text-box>
        </draw:frame>
        <draw:frame draw:style-name="gr2" draw:layer="layout" svg:width="2.009cm" svg:height="1.17cm" svg:x="19.302cm" svg:y="6.58cm">
          <draw:text-box>
            <text:p>miss<text:span text:style-name="T1">3</text:span></text:p>
          </draw:text-box>
        </draw:frame>
        <draw:line draw:style-name="gr3" draw:text-style-name="P1" draw:layer="layout" svg:x1="5.5cm" svg:y1="8.7cm" svg:x2="22cm" svg:y2="8.7cm">
          <text:p/>
        </draw:line>
        <draw:line draw:style-name="gr3" draw:text-style-name="P1" draw:layer="layout" svg:x1="5.5cm" svg:y1="8.7cm" svg:x2="5.5cm" svg:y2="1.7cm">
          <text:p/>
        </draw:line>
        <draw:frame draw:style-name="gr2" draw:layer="layout" svg:width="9.65cm" svg:height="0.963cm" svg:x="12.5cm" svg:y="9.146cm">
          <draw:text-box>
            <text:p>инструкции тестового шаблона</text:p>
          </draw:text-box>
        </draw:frame>
        <draw:frame draw:style-name="gr2" draw:layer="layout" svg:width="4.003cm" svg:height="1.675cm" svg:x="1.3cm" svg:y="1.7cm">
          <draw:text-box>
            <text:p>метрика</text:p>
            <text:p>вытеснения</text:p>
          </draw:text-box>
        </draw:frame>
        <draw:polyline draw:style-name="gr4" draw:text-style-name="P1" draw:layer="layout" svg:width="11.648cm" svg:height="8.458cm" draw:transform="rotate (0.982794901797822) translate (6.5cm 7cm)" svg:viewBox="0 0 11649 8459" draw:points="0,18582 1803,18582 3051,19553 4438,21633 6379,22743 8459,24962 10123,25655 11649,27042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5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8-05T15:13:58.64</meta:creation-date>
    <dc:date>2009-08-05T15:23:44.07</dc:date>
    <dc:creator>Евгений Корныхин</dc:creator>
    <meta:editing-duration>PT00H07M22S</meta:editing-duration>
    <meta:editing-cycles>2</meta:editing-cycles>
    <meta:generator>OpenOffice.org/3.1$Win32 OpenOffice.org_project/310m11$Build-9399</meta:generator>
    <meta:document-statistic meta:object-count="11"/>
  </office:meta>
</office:document-meta>
</file>